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6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ro9" style:family="table-row">
      <style:table-row-properties style:row-height="1.094cm" fo:break-before="auto" style:use-optimal-row-height="true"/>
    </style:style>
    <style:style style:name="ro10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13T09:01:17.51">
            <text:p>2020/1/13 9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3T09:01:17.78">
            <text:p>2020/1/13 9:0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4)">
            <text:p>sn(9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1">
            <text:p>101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4">
            <text:p>34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8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3T09:01:18.34">
            <text:p>2020/1/13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2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2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2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2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12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3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3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3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13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89.735cm" draw:caption-point-x="-1.353cm" draw:caption-point-y="2.49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55];6;2)" office:value-type="string" office:string-value="09">
            <text:p>09</text:p>
          </table:table-cell>
          <table:table-cell table:formula="of:=MID([.F15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55];[.I155];&quot;-&quot;;LEFT([.G15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417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4)">
            <text:p>sn(9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3T09:01:18.58">
            <text:p>2020/1/13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6.525cm" draw:caption-point-x="-1.353cm" draw:caption-point-y="2.29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3T09:01:18.83">
            <text:p>2020/1/13 9:0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8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3T09:01:19.19">
            <text:p>2020/1/13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5.924cm" draw:caption-point-x="-1.353cm" draw:caption-point-y="2.49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457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4)">
            <text:p>sn(9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8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3T09:01:19.42">
            <text:p>2020/1/13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6.525cm" draw:caption-point-x="-1.353cm" draw:caption-point-y="2.29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I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95" table:on-update-keep-styles="true" table:on-update-keep-size="false"/>
        <table:database-range table:name="range_genre__kb" table:target-range-address="kb.G2:kb.G70"/>
        <table:database-range table:name="range_sn" table:target-range-address="gt.A2:gt.A95" table:on-update-keep-styles="true" table:on-update-keep-size="false"/>
        <table:database-range table:name="range_sn__kb" table:target-range-address="kb.A2:kb.A70"/>
        <table:database-range table:target-range-address="gt.A2:gt.I5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2020/01/13</text:date>, <text:time>09:01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13T09:01:16.73</dc:date>
    <dc:creator>iwabuchi ken</dc:creator>
    <meta:editing-duration>P6DT3H45M9S</meta:editing-duration>
    <meta:editing-cycles>565</meta:editing-cycles>
    <meta:generator>OpenOffice/4.1.3$Win32 OpenOffice.org_project/413m1$Build-9783</meta:generator>
    <meta:document-statistic meta:table-count="7" meta:cell-count="3158" meta:object-count="0"/>
    <meta:user-defined meta:name="sheets-banding"/>
    <meta:user-defined meta:name="sheets-original-selection"/>
  </office:meta>
</office:document-meta>
</file>